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638in"/>
    </style:style>
    <style:style style:name="co2" style:family="table-column">
      <style:table-column-properties fo:break-before="auto" style:column-width="0.372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wrap-option="wrap" fo:border-left="0.0008in solid #000000" fo:border-right="0.0008in solid #000000" fo:border-top="0.0008in solid #000000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-bottom="none" fo:wrap-option="wrap" fo:border-left="0.0008in solid #000000" fo:border-right="0.0008in solid #000000" fo:border-top="none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0.0008in solid #000000" fo:wrap-option="wrap" fo:border-left="0.0008in solid #000000" fo:border-right="0.0008in solid #000000" fo:border-top="none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ce7"/>
        <table:table-row table:style-name="ro1">
          <table:table-cell table:style-name="ce1" office:value-type="string">
            <text:p>Feature</text:p>
          </table:table-cell>
          <table:table-cell table:style-name="ce6" office:value-type="string">
            <text:p>Ex1</text:p>
          </table:table-cell>
          <table:table-cell table:style-name="ce6" office:value-type="string">
            <text:p>Ex2</text:p>
          </table:table-cell>
          <table:table-cell table:style-name="ce6" office:value-type="string">
            <text:p>Ex3</text:p>
          </table:table-cell>
          <table:table-cell table:style-name="ce6" office:value-type="string">
            <text:p>Ex4</text:p>
          </table:table-cell>
          <table:table-cell table:style-name="ce6" office:value-type="string">
            <text:p>Ex5</text:p>
          </table:table-cell>
        </table:table-row>
        <table:table-row table:style-name="ro2">
          <table:table-cell office:value-type="string">
            <text:p>Structure (.code, .data, instructions, labels)</text:p>
          </table:table-cell>
          <table:table-cell table:number-columns-repeated="5" office:value-type="string">
            <text:p>x</text:p>
          </table:table-cell>
        </table:table-row>
        <table:table-row table:style-name="ro1">
          <table:table-cell office:value-type="string">
            <text:p>Data labels, code labels, runtime calls</text:p>
          </table:table-cell>
          <table:table-cell table:number-columns-repeated="5" office:value-type="string">
            <text:p>x</text:p>
          </table:table-cell>
        </table:table-row>
        <table:table-row table:style-name="ro1">
          <table:table-cell office:value-type="string">
            <text:p>integer</text:p>
          </table:table-cell>
          <table:table-cell table:number-columns-repeated="4" office:value-type="string">
            <text:p>x</text:p>
          </table:table-cell>
          <table:table-cell/>
        </table:table-row>
        <table:table-row table:style-name="ro1">
          <table:table-cell office:value-type="string">
            <text:p>negative integ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1">
          <table:table-cell office:value-type="string">
            <text:p>hex integer</text:p>
          </table:table-cell>
          <table:table-cell table:number-columns-repeated="4" office:value-type="string">
            <text:p>x</text:p>
          </table:table-cell>
          <table:table-cell/>
        </table:table-row>
        <table:table-row table:style-name="ro1">
          <table:table-cell office:value-type="string">
            <text:p>real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real negativ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string">
            <text:p>dd numar intreg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char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office:value-type="string">
            <text:p>string constant</text:p>
          </table:table-cell>
          <table:table-cell table:number-columns-repeated="4" office:value-type="string">
            <text:p>x</text:p>
          </table:table-cell>
          <table:table-cell/>
        </table:table-row>
        <table:table-row table:style-name="ro1">
          <table:table-cell office:value-type="string">
            <text:p>comment</text:p>
          </table:table-cell>
          <table:table-cell/>
          <table:table-cell table:number-columns-repeated="3" office:value-type="string">
            <text:p>x</text:p>
          </table:table-cell>
          <table:table-cell/>
        </table:table-row>
        <table:table-row table:style-name="ro1">
          <table:table-cell office:value-type="string">
            <text:p>reg r</text:p>
          </table:table-cell>
          <table:table-cell table:number-columns-repeated="5" office:value-type="string">
            <text:p>x</text:p>
          </table:table-cell>
        </table:table-row>
        <table:table-row table:style-name="ro2">
          <table:table-cell office:value-type="string">
            <text:p>reg vr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office:value-type="string">
            <text:p>reg d</text:p>
          </table:table-cell>
          <table:table-cell/>
          <table:table-cell table:number-columns-repeated="4" office:value-type="string">
            <text:p>x</text:p>
          </table:table-cell>
        </table:table-row>
        <table:table-row table:style-name="ro2">
          <table:table-cell office:value-type="string">
            <text:p>reg vd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string">
            <text:p>lr</text:p>
          </table:table-cell>
          <table:table-cell table:number-columns-repeated="5" office:value-type="string">
            <text:p>x</text:p>
          </table:table-cell>
        </table:table-row>
        <table:table-row table:style-name="ro2">
          <table:table-cell office:value-type="string">
            <text:p>sp</text:p>
          </table:table-cell>
          <table:table-cell table:number-columns-repeated="5" office:value-type="string">
            <text:p>x</text:p>
          </table:table-cell>
        </table:table-row>
        <table:table-row table:style-name="ro1">
          <table:table-cell table:style-name="ce2" office:value-type="string">
            <text:p>MOV Rx, oper, oper = reg</text:p>
          </table:table-cell>
          <table:table-cell table:style-name="ce8" office:value-type="string">
            <text:p>x</text:p>
          </table:table-cell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table:style-name="ce3" office:value-type="string">
            <text:p>ADD Rx, Ry, oper</text:p>
          </table:table-cell>
          <table:table-cell table:style-name="ce8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 table:style-name="ce3" office:value-type="string">
            <text:p>SUB Rx, Ry, oper</text:p>
          </table:table-cell>
          <table:table-cell table:style-name="ce8"/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 table:style-name="ce3" office:value-type="string">
            <text:p>MUL Rx, Ry, Rz</text:p>
          </table:table-cell>
          <table:table-cell table:style-name="ce8"/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 table:style-name="ce3" office:value-type="string">
            <text:p>AND Rx, Ry, oper</text:p>
          </table:table-cell>
          <table:table-cell table:style-name="ce8"/>
          <table:table-cell table:number-columns-repeated="2"/>
          <table:table-cell table:number-columns-repeated="2" office:value-type="string">
            <text:p>x</text:p>
          </table:table-cell>
        </table:table-row>
        <table:table-row table:style-name="ro1">
          <table:table-cell table:style-name="ce3" office:value-type="string">
            <text:p>ORR Rx, Ry, oper</text:p>
          </table:table-cell>
          <table:table-cell table:style-name="ce8"/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 table:style-name="ce3" office:value-type="string">
            <text:p>EOR Rx, Ry, oper</text:p>
          </table:table-cell>
          <table:table-cell table:style-name="ce8"/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 table:style-name="ce3" office:value-type="string">
            <text:p>MVN Rx, oper</text:p>
          </table:table-cell>
          <table:table-cell table:style-name="ce8"/>
          <table:table-cell table:number-columns-repeated="3"/>
          <table:table-cell office:value-type="string">
            <text:p>x</text:p>
          </table:table-cell>
        </table:table-row>
        <table:table-row table:style-name="ro1">
          <table:table-cell table:style-name="ce4" office:value-type="string">
            <text:p>CMP Rx, oper</text:p>
          </table:table-cell>
          <table:table-cell table:style-name="ce9"/>
          <table:table-cell/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table:style-name="ce2" office:value-type="string">
            <text:p>MOV Rx, oper, oper = number</text:p>
          </table:table-cell>
          <table:table-cell/>
          <table:table-cell table:number-columns-repeated="3" office:value-type="string">
            <text:p>x</text:p>
          </table:table-cell>
          <table:table-cell/>
        </table:table-row>
        <table:table-row table:style-name="ro1">
          <table:table-cell table:style-name="ce3" office:value-type="string">
            <text:p>ADD Rx, Ry, oper</text:p>
          </table:table-cell>
          <table:table-cell table:number-columns-repeated="5" office:value-type="string">
            <text:p>x</text:p>
          </table:table-cell>
        </table:table-row>
        <table:table-row table:style-name="ro1">
          <table:table-cell table:style-name="ce3" office:value-type="string">
            <text:p>SUB Rx, Ry, oper</text:p>
          </table:table-cell>
          <table:table-cell table:number-columns-repeated="5" office:value-type="string">
            <text:p>x</text:p>
          </table:table-cell>
        </table:table-row>
        <table:table-row table:style-name="ro1">
          <table:table-cell table:style-name="ce3" office:value-type="string">
            <text:p>AND Rx, Ry, oper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table:style-name="ce3" office:value-type="string">
            <text:p>ORR Rx, Ry, op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1">
          <table:table-cell table:style-name="ce3" office:value-type="string">
            <text:p>EOR Rx, Ry, op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1">
          <table:table-cell table:style-name="ce3" office:value-type="string">
            <text:p>MVN Rx, op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1">
          <table:table-cell table:style-name="ce4" office:value-type="string">
            <text:p>CMP Rx, oper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table:style-name="ce5" office:value-type="string">
            <text:p>B label</text:p>
          </table:table-cell>
          <table:table-cell table:style-name="ce9"/>
          <table:table-cell table:number-columns-repeated="3" office:value-type="string">
            <text:p>x</text:p>
          </table:table-cell>
          <table:table-cell/>
        </table:table-row>
        <table:table-row table:style-name="ro1">
          <table:table-cell table:style-name="ce5" office:value-type="string">
            <text:p>BEQ label</text:p>
          </table:table-cell>
          <table:table-cell table:style-name="ce9"/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5" office:value-type="string">
            <text:p>BNE label</text:p>
          </table:table-cell>
          <table:table-cell table:style-name="ce9"/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 table:style-name="ce5" office:value-type="string">
            <text:p>BGE label</text:p>
          </table:table-cell>
          <table:table-cell table:style-name="ce9"/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 table:style-name="ce5" office:value-type="string">
            <text:p>BLT label</text:p>
          </table:table-cell>
          <table:table-cell table:style-name="ce9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table:style-name="ce5" office:value-type="string">
            <text:p>BGT label</text:p>
          </table:table-cell>
          <table:table-cell table:style-name="ce9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table:style-name="ce5" office:value-type="string">
            <text:p>BLE label</text:p>
          </table:table-cell>
          <table:table-cell table:style-name="ce9"/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5" office:value-type="string">
            <text:p>B Rx</text:p>
          </table:table-cell>
          <table:table-cell table:style-name="ce9" office:value-type="string">
            <text:p>x</text:p>
          </table:table-cell>
          <table:table-cell table:number-columns-repeated="4"/>
        </table:table-row>
        <table:table-row table:style-name="ro1">
          <table:table-cell table:style-name="ce5" office:value-type="string">
            <text:p>BL label</text:p>
          </table:table-cell>
          <table:table-cell table:style-name="ce9" office:value-type="string">
            <text:p>x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table:style-name="ce5" office:value-type="string">
            <text:p>BL Rx</text:p>
          </table:table-cell>
          <table:table-cell table:style-name="ce9"/>
          <table:table-cell/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table:style-name="ce5" office:value-type="string">
            <text:p>LDR Rx, =value</text:p>
          </table:table-cell>
          <table:table-cell table:number-columns-repeated="5" office:value-type="string">
            <text:p>x</text:p>
          </table:table-cell>
        </table:table-row>
        <table:table-row table:style-name="ro1">
          <table:table-cell table:style-name="ce2" office:value-type="string">
            <text:p>LDR Rx, [Ry, #number]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table:style-name="ce3" office:value-type="string">
            <text:p>STR Rx, [Ry, #number]</text:p>
          </table:table-cell>
          <table:table-cell table:number-columns-repeated="3"/>
          <table:table-cell office:value-type="string">
            <text:p>x</text:p>
          </table:table-cell>
          <table:table-cell/>
        </table:table-row>
        <table:table-row table:style-name="ro1">
          <table:table-cell table:style-name="ce3" office:value-type="string">
            <text:p>LDRB Rx, [Ry, #number]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table:style-name="ce4" office:value-type="string">
            <text:p>STRB Rx, [Ry, #number]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2" office:value-type="string">
            <text:p>LDR Rx, [Ry, #number] number = 0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</table:table-row>
        <table:table-row table:style-name="ro1">
          <table:table-cell table:style-name="ce3" office:value-type="string">
            <text:p>STR Rx, [Ry, #number]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table:style-name="ce3" office:value-type="string">
            <text:p>LDRB Rx, [Ry, #number]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TRB Rx, [Ry, #number]</text:p>
          </table:table-cell>
          <table:table-cell table:number-columns-repeated="3"/>
          <table:table-cell office:value-type="string">
            <text:p>x</text:p>
          </table:table-cell>
          <table:table-cell/>
        </table:table-row>
        <table:table-row table:style-name="ro1">
          <table:table-cell table:style-name="ce5" office:value-type="string">
            <text:p>FCPYD Dx, Dy</text:p>
          </table:table-cell>
          <table:table-cell table:style-name="ce8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table:style-name="ce5" office:value-type="string">
            <text:p>FADDD Dx, Dy, Dz</text:p>
          </table:table-cell>
          <table:table-cell table:style-name="ce8"/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 table:style-name="ce5" office:value-type="string">
            <text:p>FSUBD Dx, Dy, Dz</text:p>
          </table:table-cell>
          <table:table-cell table:style-name="ce8"/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5" office:value-type="string">
            <text:p>FMULD Dx, Dy, Dz</text:p>
          </table:table-cell>
          <table:table-cell table:style-name="ce8"/>
          <table:table-cell table:number-columns-repeated="2" office:value-type="string">
            <text:p>x</text:p>
          </table:table-cell>
          <table:table-cell table:number-columns-repeated="2"/>
        </table:table-row>
        <table:table-row table:style-name="ro1">
          <table:table-cell table:style-name="ce5" office:value-type="string">
            <text:p>FDIVD Dx, Dy, Dz</text:p>
          </table:table-cell>
          <table:table-cell table:style-name="ce8"/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5" office:value-type="string">
            <text:p>FCMPD Dx, Dy</text:p>
          </table:table-cell>
          <table:table-cell table:style-name="ce9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table:style-name="ce5" office:value-type="string">
            <text:p>FSITOD Dx, Rx</text:p>
          </table:table-cell>
          <table:table-cell table:style-name="ce8"/>
          <table:table-cell table:number-columns-repeated="2"/>
          <table:table-cell table:number-columns-repeated="2" office:value-type="string">
            <text:p>x</text:p>
          </table:table-cell>
        </table:table-row>
        <table:table-row table:style-name="ro1">
          <table:table-cell table:style-name="ce5" office:value-type="string">
            <text:p>FTOSID Rx, Dx</text:p>
          </table:table-cell>
          <table:table-cell table:style-name="ce8"/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 table:style-name="ce5" office:value-type="string">
            <text:p>FLDD Dx, [Rx, #number]</text:p>
          </table:table-cell>
          <table:table-cell table:style-name="ce8"/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 table:style-name="ce5" office:value-type="string">
            <text:p>FSTD Dx, [Rx, #number]</text:p>
          </table:table-cell>
          <table:table-cell table:style-name="ce9"/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style-name="ce2" office:value-type="string">
            <text:p>FLDD Dx, [Rx, #number] number = 0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STD Dx, [Rx, #number]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</table:table-row>
        <table:table-row table:style-name="ro1">
          <table:table-cell table:style-name="ce2" office:value-type="string">
            <text:p>DB number</text:p>
          </table:table-cell>
          <table:table-cell table:number-columns-repeated="2" table:style-name="ce9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table:style-name="ce3" office:value-type="string">
            <text:p>DB 'char'</text:p>
          </table:table-cell>
          <table:table-cell table:style-name="ce9" table:number-columns-repeated="2"/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table:style-name="ce3" office:value-type="string">
            <text:p>DB "string"</text:p>
          </table:table-cell>
          <table:table-cell table:number-columns-repeated="2" table:style-name="ce9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table:style-name="ce3" office:value-type="string">
            <text:p>DW number</text:p>
          </table:table-cell>
          <table:table-cell table:style-name="ce9" table:number-columns-repeated="2"/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table:style-name="ce3" office:value-type="string">
            <text:p>DW label</text:p>
          </table:table-cell>
          <table:table-cell table:style-name="ce9" table:number-columns-repeated="2"/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table:style-name="ce3" office:value-type="string">
            <text:p>DD number</text:p>
          </table:table-cell>
          <table:table-cell table:style-name="ce9"/>
          <table:table-cell table:style-name="ce9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table:style-name="ce4" office:value-type="string">
            <text:p>DS number</text:p>
          </table:table-cell>
          <table:table-cell table:style-name="ce8" office:value-type="string">
            <text:p>x</text:p>
          </table:table-cell>
          <table:table-cell table:style-name="ce9"/>
          <table:table-cell table:number-columns-repeated="3"/>
        </table:table-row>
        <table:table-row table:style-name="ro1">
          <table:table-cell table:style-name="ce5" office:value-type="string">
            <text:p>_div (R0, R1) : R0</text:p>
          </table:table-cell>
          <table:table-cell table:style-name="ce9"/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 table:style-name="ce5" office:value-type="string">
            <text:p>_mod (R0, R1) : R0</text:p>
          </table:table-cell>
          <table:table-cell table:style-name="ce9"/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 table:style-name="ce5" office:value-type="string">
            <text:p>_new (R0) : R0</text:p>
          </table:table-cell>
          <table:table-cell table:style-name="ce9"/>
          <table:table-cell table:number-columns-repeated="4"/>
        </table:table-row>
        <table:table-row table:style-name="ro1">
          <table:table-cell table:style-name="ce5" office:value-type="string">
            <text:p>_dispose(R0)</text:p>
          </table:table-cell>
          <table:table-cell table:style-name="ce9"/>
          <table:table-cell table:number-columns-repeated="4"/>
        </table:table-row>
        <table:table-row table:style-name="ro1">
          <table:table-cell table:style-name="ce5" office:value-type="string">
            <text:p>writeInteger(R0)</text:p>
          </table:table-cell>
          <table:table-cell table:style-name="ce9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</table:table-row>
        <table:table-row table:style-name="ro1">
          <table:table-cell table:style-name="ce5" office:value-type="string">
            <text:p>writeCharacter(R0)</text:p>
          </table:table-cell>
          <table:table-cell table:style-name="ce9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</table:table-row>
        <table:table-row table:style-name="ro1">
          <table:table-cell table:style-name="ce5" office:value-type="string">
            <text:p>writeBoolean(R0)</text:p>
          </table:table-cell>
          <table:table-cell table:style-name="ce9"/>
          <table:table-cell table:number-columns-repeated="3"/>
          <table:table-cell office:value-type="string">
            <text:p>x</text:p>
          </table:table-cell>
        </table:table-row>
        <table:table-row table:style-name="ro1">
          <table:table-cell table:style-name="ce5" office:value-type="string">
            <text:p>writeString(R0, R1)</text:p>
          </table:table-cell>
          <table:table-cell table:style-name="ce9" office:value-type="string">
            <text:p>x</text:p>
          </table:table-cell>
          <table:table-cell table:number-columns-repeated="3" office:value-type="string">
            <text:p>x</text:p>
          </table:table-cell>
          <table:table-cell/>
        </table:table-row>
        <table:table-row table:style-name="ro1">
          <table:table-cell table:style-name="ce5" office:value-type="string">
            <text:p>writeReal(D0)</text:p>
          </table:table-cell>
          <table:table-cell table:style-name="ce9"/>
          <table:table-cell table:number-columns-repeated="4" office:value-type="string">
            <text:p>x</text:p>
          </table:table-cell>
        </table:table-row>
        <table:table-row table:style-name="ro1">
          <table:table-cell table:style-name="ce5" office:value-type="string">
            <text:p>readInteger:R0</text:p>
          </table:table-cell>
          <table:table-cell table:style-name="ce9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</table:table-row>
        <table:table-row table:style-name="ro1">
          <table:table-cell table:style-name="ce5" office:value-type="string">
            <text:p>readCharacter:R0</text:p>
          </table:table-cell>
          <table:table-cell table:style-name="ce9"/>
          <table:table-cell/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table:style-name="ce5" office:value-type="string">
            <text:p>readReal:D0</text:p>
          </table:table-cell>
          <table:table-cell table:style-name="ce9"/>
          <table:table-cell table:number-columns-repeated="3" office:value-type="string">
            <text:p>x</text:p>
          </table:table-cell>
          <table:table-cell/>
        </table:table-row>
        <table:table-row table:style-name="ro1" table:number-rows-repeated="65450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9">04/09/2008</text:date>, <text:time>00:4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creator>Bogdan Nitulescu</dc:creator>
    <dc:date>2008-04-09T00:46:17</dc:date>
    <meta:editing-cycles>8</meta:editing-cycles>
    <meta:editing-duration>PT2H56M19S</meta:editing-duration>
    <meta:user-defined meta:name="Info 1"/>
    <meta:user-defined meta:name="Info 2"/>
    <meta:user-defined meta:name="Info 3"/>
    <meta:user-defined meta:name="Info 4"/>
    <meta:document-statistic meta:table-count="1" meta:cell-count="268"/>
  </office:meta>
</office:document-meta>
</file>